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FileUpdater.getDependencyToAdd( ModuleRevisionId depId , String conf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FileUpdater.findEndOfBlock( String content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FileUpdater.findStartOfBlock( String content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FileUpdater.getLastMatchIndex( Pattern pattern , String content , int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FileUpdater.update( File ivyFile , String content , Updat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FileUpdater.getDependencyToExclude( ModuleId de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FileUpdater.findUpdateInfoToAddDependency( String content , ModuleRevisionId depId , String confMapp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IvyFileUpdater.findUpdateInfoToRemoveDependency( String content , ModuleId dep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vyFileUpdater.addDependency( File ivyFile , ModuleRevisionId depId , String conf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FileUpdater.findLastDependencyEnd( String conten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FileUpdater.removeOrExcludeDependency( File ivyFile , ModuleId de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FileUpdater.addDependency( File ivyFile , String org , String name , String revision , String conf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